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7F17818501ECC14B2.png" manifest:media-type="image/png"/>
  <manifest:file-entry manifest:full-path="Pictures/10000000000001A200000042AD6DF19EB0E4031A.png" manifest:media-type="image/png"/>
  <manifest:file-entry manifest:full-path="Pictures/10000201000002AE000001B739D19099C5870DA4.png" manifest:media-type="image/png"/>
  <manifest:file-entry manifest:full-path="Pictures/10000000000001A2000000426EAB158CCDF817F5.png" manifest:media-type="image/png"/>
  <manifest:file-entry manifest:full-path="Pictures/100000000000039E000002D80701FDCC7A6C5837.bmp" manifest:media-type="image/bmp"/>
  <manifest:file-entry manifest:full-path="Pictures/10000000000001A2000000427EF368F969083670.png" manifest:media-type="image/png"/>
  <manifest:file-entry manifest:full-path="Pictures/10000201000002970000018A85E34B0C90BA7522.png" manifest:media-type="image/png"/>
  <manifest:file-entry manifest:full-path="Pictures/10000000000001A200000042265B748E91A0FF23.png" manifest:media-type="image/png"/>
  <manifest:file-entry manifest:full-path="Pictures/10000000000001A200000042BD66A05B031D00E2.png" manifest:media-type="image/png"/>
  <manifest:file-entry manifest:full-path="Pictures/10000201000002970000018A7F7F43AAC5AAFAD1.png" manifest:media-type="image/png"/>
  <manifest:file-entry manifest:full-path="Pictures/10000000000001A20000004215CD2746841DAE28.png" manifest:media-type="image/png"/>
  <manifest:file-entry manifest:full-path="Pictures/10000201000002AE000001B716F7F8E1D0C39B7D.png" manifest:media-type="image/png"/>
  <manifest:file-entry manifest:full-path="Pictures/10000201000002AE000001B71B9D2DAB310FA12E.png" manifest:media-type="image/png"/>
  <manifest:file-entry manifest:full-path="Pictures/10000201000002970000018ABCF1310D782F9E9B.png" manifest:media-type="image/png"/>
  <manifest:file-entry manifest:full-path="Pictures/10000000000001A200000042B6AEC64DE31B029E.png" manifest:media-type="image/png"/>
  <manifest:file-entry manifest:full-path="Pictures/10000201000002AE000001B7C10E2906066FC9F3.png" manifest:media-type="image/png"/>
  <manifest:file-entry manifest:full-path="Pictures/10000201000002970000018A63D90C083B6B2D78.png" manifest:media-type="image/png"/>
  <manifest:file-entry manifest:full-path="Pictures/10000000000001A2000000422A43D7AF0572B1FB.png" manifest:media-type="image/png"/>
  <manifest:file-entry manifest:full-path="Pictures/10000201000002AE000001B7F27F31443716655F.png" manifest:media-type="image/png"/>
  <manifest:file-entry manifest:full-path="Pictures/10000000000001A20000004287E63FA33D0324F9.png" manifest:media-type="image/png"/>
  <manifest:file-entry manifest:full-path="Pictures/10000201000002AE000001B71431AD22C274B240.png" manifest:media-type="image/png"/>
  <manifest:file-entry manifest:full-path="Pictures/10000000000001A20000004223634A788371F027.png" manifest:media-type="image/png"/>
  <manifest:file-entry manifest:full-path="Pictures/10000201000002AE000001B786A013533C46F4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2.5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Gliederung</text:p>
          </draw:text-box>
        </draw:frame>
        <draw:frame presentation:style-name="pr2" draw:layer="layout" svg:width="25.199cm" svg:height="12.779cm" svg:x="1.4cm" svg:y="5.821cm" presentation:class="outline" presentation:user-transformed="true">
          <draw:text-box>
            <text:list text:style-name="L2">
              <text:list-header>
                <text:p>Frontend - Example</text:p>
                <text:p>Backend – WebAPI (Example)</text:p>
                <text:p>Backend – DataManager (Structure &amp; Example)</text:p>
                <text:p>Project Organisation</text:p>
                <text:p>Conclus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BD66A05B031D00E2.png" xlink:type="simple" xlink:show="embed" xlink:actuate="onLoad">
            <text:p/>
          </draw:image>
        </draw:frame>
        <draw:frame draw:style-name="gr3" draw:text-style-name="P3" draw:layer="layout" svg:width="24cm" svg:height="14.27cm" svg:x="3.4cm" svg:y="3.8cm">
          <draw:image xlink:href="Pictures/10000201000002970000018A7F7F43AAC5AAFA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87E63FA33D0324F9.png" xlink:type="simple" xlink:show="embed" xlink:actuate="onLoad">
            <text:p/>
          </draw:image>
        </draw:frame>
        <draw:frame draw:style-name="gr3" draw:text-style-name="P3" draw:layer="layout" svg:width="24cm" svg:height="14.26cm" svg:x="3.4cm" svg:y="3.8cm">
          <draw:image xlink:href="Pictures/10000201000002970000018A85E34B0C90BA75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87E63FA33D0324F9.png" xlink:type="simple" xlink:show="embed" xlink:actuate="onLoad">
            <text:p/>
          </draw:image>
        </draw:frame>
        <draw:frame draw:style-name="gr3" draw:text-style-name="P3" draw:layer="layout" svg:width="24cm" svg:height="14.26cm" svg:x="3.4cm" svg:y="3.8cm">
          <draw:image xlink:href="Pictures/10000201000002970000018A63D90C083B6B2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87E63FA33D0324F9.png" xlink:type="simple" xlink:show="embed" xlink:actuate="onLoad">
            <text:p/>
          </draw:image>
        </draw:frame>
        <draw:frame draw:style-name="gr3" draw:text-style-name="P3" draw:layer="layout" svg:width="24cm" svg:height="14.26cm" svg:x="3.4cm" svg:y="3.8cm">
          <draw:image xlink:href="Pictures/10000201000002970000018ABCF1310D782F9E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6EAB158CCDF817F5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AD6DF19EB0E4031A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15CD2746841DAE28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16F7F8E1D0C39B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7EF368F969083670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B6AEC64DE31B029E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C10E2906066FC9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265B748E91A0FF23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23634A788371F027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1.059cm" svg:height="1.745cm" svg:x="8.57cm" svg:y="2.076cm">
          <draw:image xlink:href="Pictures/10000000000001A2000000422A43D7AF0572B1FB.png" xlink:type="simple" xlink:show="embed" xlink:actuate="onLoad">
            <text:p/>
          </draw:image>
        </draw:frame>
        <draw:frame draw:style-name="gr3" draw:text-style-name="P3" draw:layer="layout" svg:width="22.5cm" svg:height="14.4cm" svg:x="2.7cm" svg:y="3.9cm">
          <draw:image xlink:href="Pictures/10000201000002AE000001B7F17818501ECC14B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6:48:15.395864211</dc:date>
    <meta:editing-duration>PT1H34M25S</meta:editing-duration>
    <meta:editing-cycles>34</meta:editing-cycles>
    <meta:generator>LibreOffice/5.1.4.2$Linux_X86_64 LibreOffice_project/10m0$Build-2</meta:generator>
    <meta:document-statistic meta:object-count="74"/>
  </office:meta>
</office:document-meta>
</file>